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11.568cm"/>
    </style:style>
    <style:style style:name="co3" style:family="table-column">
      <style:table-column-properties fo:break-before="auto" style:column-width="12.8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6e0b4" style:cell-protect="none" style:print-content="true"/>
    </style:style>
  </office:automatic-styles>
  <office:body>
    <office:spreadsheet>
      <table:calculation-settings table:automatic-find-labels="false" table:use-regular-expressions="false" table:use-wildcards="true"/>
      <table:table table:name="ku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Lêgerîn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Rûdan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Xizmet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Bijartina cih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Lêzanînên Weşîner û Têkillî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Integreat</text:p>
          </table:table-cell>
          <table:table-cell office:value-type="string" calcext:value-type="string">
            <text:p>Lêzanînên Weşanîner û Têkillî – 'Integreat'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 office:value-type="string" calcext:value-type="string">
            <text:p>Babetên balkêş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Rûpel nehat dîtin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office:value-type="string" calcext:value-type="string">
            <text:p>tünews</text:p>
          </table:table-cell>
          <table:table-cell table:style-name="ce1"/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 table:style-name="ce1"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Integreat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'Integreat' rêbera te ya dîcîtal li Almanyayê ye. Zzanyarî, rûdan û şêwirîna xwecihî peyde bike. Hertim birojkirî û bi zimanê te bixwe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Pêkanîna PDF'ê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Mixabin zimanê te li vir li ber dest nîne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Zimanekî bibijêre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Guhertinên herî dawî: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Zanyariyên xwecihî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Xizmet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Rûdan</text:p>
          </table:table-cell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Mixabin zimanê te li vir li ber dest nîne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Mixabin ev bajar nehat vedîtin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Mixabin ev rûpel peyde nebû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Mixabin ev rûdan peyde nebû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Mixabin ev xizmet peyde nebû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Mixabin ev babetên balkêş peyde nebûn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Mixabin ev rûpel peyde nebû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Girêdana bi Server'ê pêk nehat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Daxwaz nikare were proseskirin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Bersiva Serverê nikare were proseskirin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Şaşitiyeka (Eror) nenas qewimiye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Ji nû va hewil bide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Mixabin rûpel nayê barkirin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Zimanekî bibijêre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Ber bi Rûpela Sereke va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Ber bi destebendiyan va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Ber bi rûdanan va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Ber bi xizmetan va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Şaşitî (Eror)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Şaşitiyek qewimiye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Mixabin guhertina Ziman pêk nehat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Zimanê bijartî bi awayê ne-serxet (Offline) li ber dest nîne. Girêdana Înterneta çalak pêwîst e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Cih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Roj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Rûdan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Di dema nika da tu rûdanek tuneye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Kirdeyên Teknîkî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Naverok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Xizmet "{{offer}}"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Lêzanînên Weşîner û Têkillî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Lêgerîn sa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Naveroka Rûpelê "{{page}}"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Naveroka Rûdanê "{{event}}"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Şandin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Dema şandina fîdbekekê Şaşitiyek qewimî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'Feedback' (Lêveger)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Çi tiştek sûdewer bû?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Em bi şe dikin çi tiştî baştir bikin?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Lêveger anku 'Feedback' di çi warî da ye?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Gelo ev rûpel sûdmend e?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Sûdewer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Bêkêr (Ne-Sûdewer)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Mixabin tu encameka guncan peyde nebû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'Feedback'a te…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Gelo tiştê ku lê digeriyayî, nehat dîtin?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Çi cûre zanyarî li vir tunene?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'Feedback' hat şandin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Integreat-App zu verbessern. Wir würden uns über weiteres Feedback freuen.</text:p>
          </table:table-cell>
          <table:table-cell office:value-type="string" calcext:value-type="string">
            <text:p>Em ji 'Feedback'a te sipasdar in. Tu bi vî karê xwe alîkariya me dikî da ku em babetên xwe û Appa 'Integreat'ê baştir bikin. Emê ji Feedback'ên zêdetir kêfxweş bibin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Girêdan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Ev rûpel sûdmend nîne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Ev rûpel sûdmend e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Integreat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Integreat ist Ihr digitaler Guide für Deutschland</text:p>
          </table:table-cell>
          <table:table-cell office:value-type="string" calcext:value-type="string">
            <text:p>Integreat rêbera te ya dîcîtal derbarê Almanyayê ye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Lêgerîn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Bi bikaranîna Peyvên Kilîtî, lêzanînên esseh û durust bilez peyde bike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Guhertina Ziman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Guhertina rihet a Ziman di kit bi kitê rûpelan da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Rûdan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Rûdanên niha û demên hevdîtinê li hawîrdor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Xizmet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Lêgerîna li Şolê, Lêgerîna li Kursa Şola Ceribandinî û zêdetir li hawîrdorê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Eyarkirin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Integreat-App, ...</text:p>
          </table:table-cell>
          <table:table-cell office:value-type="string" calcext:value-type="string">
            <text:p>Bi pelandina li ser"{{accept}}" ez rê didim Appa 'Integreat'ê, …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Mayîndetiya App'ê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Integreat zu verbessern</text:p>
          </table:table-cell>
          <table:table-cell office:value-type="string" calcext:value-type="string">
            <text:p>... bi şandina xwebixwe ya rapora xerabûnê, Integreat'ê baştir bike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eyamên bilez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 peyamên bilez ên têkildarî nûçeyên xwecihî yên nû, sa min ra bê şandin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Cihên Nêzik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. bi alîkariya Mekanbîna 'GPS'ê ya min, cihên nêzikî min bo min bê pêşniyarkirin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Nepejirandin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Berdewam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Qutbûn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Xwedankirin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Eyarkirin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Nepejirandin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Pejirandin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Daxuyaniya Parastina Daneyan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Lêgerîna li Mekan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Cihên nêzik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Tu cihek li vê nêzikatiyê nehat dîtin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Rênîşandan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Jibo dîtina cihên nêzik divê xizmeta Mekanbînê were çalakkirin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 table:style-name="ce1"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 table:style-name="ce1"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 table:style-name="ce1"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 table:style-name="ce1"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 table:style-name="ce1"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Lêzanînên Weşîner û Têkillî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Parastina daneyan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Xizmet</text:p>
          </table:table-cell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Deste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Rûdan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Tu rûdanek tuneye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 table:style-name="ce1"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Bi zimanên din tuneye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Werger tuneye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Lêgerîn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Guhertina Cih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Guhertina Ziman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Eyarkirin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Parvekirin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Qutbûn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Niha hat dîtin: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Mixabin parvekirina babetên pêk nehat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Lêzanînên Weşîner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 table:style-name="ce1"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 table:style-name="ce1"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Xizmet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 table:style-name="ce1"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Mayîndetiya App'ê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Integreat-App verbessern</text:p>
          </table:table-cell>
          <table:table-cell office:value-type="string" calcext:value-type="string">
            <text:p>Bi şandina xwebixwe ya raporên xerabûnê, Appa 'Integreat'ê baştir bike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eyamên bilez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Wergirtina peyamên bilez sa dawîn nûçeyên xwecihî yên nû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Cihên Nêzik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Bi bikaranîna Mekanbîna 'GPS'ê, pêşniyaran jibo mekanên nêzik werbigire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Integreat</text:p>
          </table:table-cell>
          <table:table-cell office:value-type="string" calcext:value-type="string">
            <text:p>Bi rêya Înternetê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Daxuyaniya Parastina Daneyan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Versiyon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Lîsansa Çavkanî-Vekirî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Rêdan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Neçalakkirina Taybetmendiyê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 table:style-name="ce1"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Tu xizmetek li ber dest nîne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Tu xizmetek li ber dest nîne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Germahî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Av/Rêjav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Veguhestina Bermahîkan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Motorxane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Yên din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Garaj / Parkîng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Yên din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Aşpêjxane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Hemam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Destav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Odeya Zarokan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Odeya Zarokan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Odeya Zarokan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Odeya Razanê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Odeya Rûniştinê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Rêbihurk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Embar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Jêrzemîn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Balkon/Tras (Terrass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 style:data-style-name="N2" text:time-value="11:14:08.5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0-06-10T11:15:41.033000000</dc:date>
    <meta:editing-duration>PT1M32S</meta:editing-duration>
    <meta:editing-cycles>2</meta:editing-cycles>
    <meta:document-statistic meta:table-count="1" meta:cell-count="496" meta:object-count="0"/>
  </office:meta>
</office:document-meta>
</file>